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6.3638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color="#6b0094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GrANAMIN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170" calcext:value-type="float">
            <text:p>17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400" calcext:value-type="float">
            <text:p>4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40" calcext:value-type="float">
            <text:p>34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40" calcext:value-type="float">
            <text:p>340</text:p>
          </table:table-cell>
          <table:table-cell office:value-type="string" calcext:value-type="string">
            <text:p>+/- 10 mm is ok</text:p>
          </table:table-cell>
        </table:table-row>
        <table:table-row table:style-name="ro1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400" calcext:value-type="float">
            <text:p>4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830" calcext:value-type="float">
            <text:p>8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840" calcext:value-type="float">
            <text:p>84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8" office:value-type="string" calcext:value-type="string">
            <text:p>TOTAL</text:p>
          </table:table-cell>
          <table:table-cell table:style-name="ce26" table:formula="of:=([.C22]+[.C21])" office:value-type="float" office:value="1670" calcext:value-type="float">
            <text:p>1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61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mks tinybee esp32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61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61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60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60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61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9T19:28:53</meta:creation-date>
    <dc:date>2023-04-29T02:11:28.990563244</dc:date>
    <meta:editing-duration>P111DT5H4M27S</meta:editing-duration>
    <meta:editing-cycles>88</meta:editing-cycles>
    <meta:generator>LibreOffice/7.3.7.2$Linux_X86_64 LibreOffice_project/30$Build-2</meta:generator>
    <meta:printed-by>Marty Rice</meta:printed-by>
    <meta:print-date>2014-10-31T20:38:13.956709794</meta:print-date>
    <meta:document-statistic meta:table-count="1" meta:cell-count="310" meta:object-count="0"/>
  </office:meta>
</office:document-meta>
</file>